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7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5.913in" svg:height="4.7815in" svg:x="4.3335in" svg:y="0.4165in">
            <draw:object draw:notify-on-update-of-ranges="Sheet1.B3:Sheet1.C3 Sheet1.B4:Sheet1.C15 Sheet1.D3:Sheet1.D3 Sheet1.D4:Sheet1.D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>
            <text:p>rating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4">
            <text:p>Appetizers</text:p>
          </table:table-cell>
          <table:table-cell office:value-type="string">
            <text:p>Potato Skins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covered-table-cell/>
          <table:table-cell office:value-type="string">
            <text:p>Spinach</text:p>
            <text:p><text:s/>Aritchoke Dip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covered-table-cell/>
          <table:table-cell office:value-type="string">
            <text:p>Buffalo Wings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/>
          <table:covered-table-cell/>
          <table:table-cell office:value-type="string">
            <text:p>Jalapeno Poppers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4">
            <text:p>Main Dishes</text:p>
          </table:table-cell>
          <table:table-cell office:value-type="string">
            <text:p>Steak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/>
          <table:covered-table-cell/>
          <table:table-cell office:value-type="string">
            <text:p>Chicken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covered-table-cell/>
          <table:table-cell office:value-type="string">
            <text:p>Pasta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covered-table-cell/>
          <table:table-cell office:value-type="string">
            <text:p>Vegetarian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4">
            <text:p>Deserts</text:p>
          </table:table-cell>
          <table:table-cell office:value-type="string">
            <text:p>Ice Cream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/>
          <table:covered-table-cell/>
          <table:table-cell office:value-type="string">
            <text:p>Cookies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covered-table-cell/>
          <table:table-cell office:value-type="string">
            <text:p>Cake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covered-table-cell/>
          <table:table-cell office:value-type="string">
            <text:p>Pudding</text:p>
          </table:table-cell>
          <table:table-cell office:value-type="float" office:value="4.2">
            <text:p>4.2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>
            <text:p>Rating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1" table:number-rows-spanned="4">
            <text:p>Appetizers</text:p>
          </table:table-cell>
          <table:table-cell office:value-type="string">
            <text:p>Potato Skins</text:p>
          </table:table-cell>
          <table:table-cell office:value-type="float" office:value="3.7">
            <text:p>3.7</text:p>
          </table:table-cell>
          <table:table-cell table:formula="of:=REPT(&quot;|&quot;;VALUE([.D4]))" office:value-type="string" office:string-value="|||">
            <text:p>|||</text:p>
          </table:table-cell>
        </table:table-row>
        <table:table-row table:style-name="ro2">
          <table:table-cell/>
          <table:covered-table-cell/>
          <table:table-cell office:value-type="string">
            <text:p>Spinach</text:p>
            <text:p><text:s/>Aritchoke Dip</text:p>
          </table:table-cell>
          <table:table-cell office:value-type="float" office:value="12.1">
            <text:p>12.1</text:p>
          </table:table-cell>
          <table:table-cell table:formula="of:=REPT(&quot;|&quot;;VALUE([.D5]))" office:value-type="string" office:string-value="||||||||||||">
            <text:p>||||||||||||</text:p>
          </table:table-cell>
        </table:table-row>
        <table:table-row table:style-name="ro1">
          <table:table-cell/>
          <table:covered-table-cell/>
          <table:table-cell office:value-type="string">
            <text:p>Buffalo Wings</text:p>
          </table:table-cell>
          <table:table-cell office:value-type="float" office:value="4.3">
            <text:p>4.3</text:p>
          </table:table-cell>
          <table:table-cell table:formula="of:=REPT(&quot;|&quot;;VALUE([.D6]))" office:value-type="string" office:string-value="||||">
            <text:p>||||</text:p>
          </table:table-cell>
        </table:table-row>
        <table:table-row table:style-name="ro1">
          <table:table-cell/>
          <table:covered-table-cell/>
          <table:table-cell office:value-type="string">
            <text:p>Jalapeno Poppers</text:p>
          </table:table-cell>
          <table:table-cell office:value-type="float" office:value="2.4">
            <text:p>2.4</text:p>
          </table:table-cell>
          <table:table-cell table:formula="of:=REPT(&quot;|&quot;;VALUE([.D7]))" office:value-type="string" office:string-value="||">
            <text:p>||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4">
            <text:p>Main Dishes</text:p>
          </table:table-cell>
          <table:table-cell office:value-type="string">
            <text:p>Steak</text:p>
          </table:table-cell>
          <table:table-cell office:value-type="float" office:value="14.4">
            <text:p>14.4</text:p>
          </table:table-cell>
          <table:table-cell table:formula="of:=REPT(&quot;|&quot;;VALUE([.D8]))" office:value-type="string" office:string-value="||||||||||||||">
            <text:p>||||||||||||||</text:p>
          </table:table-cell>
        </table:table-row>
        <table:table-row table:style-name="ro1">
          <table:table-cell/>
          <table:covered-table-cell/>
          <table:table-cell office:value-type="string">
            <text:p>Chicken</text:p>
          </table:table-cell>
          <table:table-cell office:value-type="float" office:value="12.1">
            <text:p>12.1</text:p>
          </table:table-cell>
          <table:table-cell table:formula="of:=REPT(&quot;|&quot;;VALUE([.D9]))" office:value-type="string" office:string-value="||||||||||||">
            <text:p>||||||||||||</text:p>
          </table:table-cell>
        </table:table-row>
        <table:table-row table:style-name="ro1">
          <table:table-cell/>
          <table:covered-table-cell/>
          <table:table-cell office:value-type="string">
            <text:p>Pasta</text:p>
          </table:table-cell>
          <table:table-cell office:value-type="float" office:value="8">
            <text:p>8</text:p>
          </table:table-cell>
          <table:table-cell table:formula="of:=REPT(&quot;|&quot;;VALUE([.D10]))" office:value-type="string" office:string-value="||||||||">
            <text:p>||||||||</text:p>
          </table:table-cell>
        </table:table-row>
        <table:table-row table:style-name="ro1">
          <table:table-cell/>
          <table:covered-table-cell/>
          <table:table-cell office:value-type="string">
            <text:p>Vegetarian</text:p>
          </table:table-cell>
          <table:table-cell office:value-type="float" office:value="9.9">
            <text:p>9.9</text:p>
          </table:table-cell>
          <table:table-cell table:formula="of:=REPT(&quot;|&quot;;VALUE([.D11]))" office:value-type="string" office:string-value="|||||||||">
            <text:p>|||||||||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4">
            <text:p>Deserts</text:p>
          </table:table-cell>
          <table:table-cell office:value-type="string">
            <text:p>Ice Cream</text:p>
          </table:table-cell>
          <table:table-cell office:value-type="float" office:value="6.7">
            <text:p>6.7</text:p>
          </table:table-cell>
          <table:table-cell table:formula="of:=REPT(&quot;|&quot;;VALUE([.D12]))" office:value-type="string" office:string-value="||||||">
            <text:p>||||||</text:p>
          </table:table-cell>
        </table:table-row>
        <table:table-row table:style-name="ro1">
          <table:table-cell/>
          <table:covered-table-cell/>
          <table:table-cell office:value-type="string">
            <text:p>Cookies</text:p>
          </table:table-cell>
          <table:table-cell office:value-type="float" office:value="9.4">
            <text:p>9.4</text:p>
          </table:table-cell>
          <table:table-cell table:formula="of:=REPT(&quot;|&quot;;VALUE([.D13]))" office:value-type="string" office:string-value="|||||||||">
            <text:p>|||||||||</text:p>
          </table:table-cell>
        </table:table-row>
        <table:table-row table:style-name="ro1">
          <table:table-cell/>
          <table:covered-table-cell/>
          <table:table-cell office:value-type="string">
            <text:p>Cake</text:p>
          </table:table-cell>
          <table:table-cell office:value-type="float" office:value="12.8">
            <text:p>12.8</text:p>
          </table:table-cell>
          <table:table-cell table:formula="of:=REPT(&quot;|&quot;;VALUE([.D14]))" office:value-type="string" office:string-value="||||||||||||">
            <text:p>||||||||||||</text:p>
          </table:table-cell>
        </table:table-row>
        <table:table-row table:style-name="ro1">
          <table:table-cell/>
          <table:covered-table-cell/>
          <table:table-cell office:value-type="string">
            <text:p>Pudding</text:p>
          </table:table-cell>
          <table:table-cell office:value-type="float" office:value="4.2">
            <text:p>4.2</text:p>
          </table:table-cell>
          <table:table-cell table:formula="of:=REPT(&quot;|&quot;;VALUE([.D15]))" office:value-type="string" office:string-value="||||">
            <text:p>||||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11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LibreOffice/3.4$Win32 LibreOffice_project/340m1$Build-12</meta:generator>
    <dc:date>2011-09-10T11:47:30.40</dc:date>
    <meta:document-statistic meta:table-count="3" meta:cell-count="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2cm" svg:height="12.146cm" xlink:href=".." xlink:type="simple" chart:class="chart:bar" chart:style-name="ch1">
        <chart:legend chart:legend-position="end" svg:x="13.418cm" svg:y="5.761cm" style:legend-expansion="high" chart:style-name="ch2"/>
        <chart:plot-area chart:style-name="ch3" table:cell-range-address="Sheet1.B3:Sheet1.D15" chart:data-source-has-labels="both" svg:x="0.75cm" svg:y="1.103cm" svg:width="12.068cm" svg:height="10.381cm">
          <chartooo:coordinate-region svg:x="5.883cm" svg:y="1.103cm" svg:width="6.748cm" svg:height="9.708cm"/>
          <chart:axis chart:dimension="x" chart:name="primary-x" chart:style-name="ch4" chartooo:axis-type="auto">
            <chartooo:date-scale/>
            <chart:categories table:cell-range-address="Sheet1.B4:Sheet1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5" chart:label-cell-address="Sheet1.D3:Sheet1.D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etizers Potato Skins</text:p>
                <text:list>
                  <text:list-item>
                    <text:p>Appetizers</text:p>
                  </text:list-item>
                  <text:list-item>
                    <text:p>Potato Skins</text:p>
                  </text:list-item>
                </text:list>
                <draw:g>
                  <svg:desc>Sheet1.B4:Sheet1.C15</svg:desc>
                </draw:g>
              </table:table-cell>
              <table:table-cell office:value-type="float" office:value="3.7">
                <text:p>3.7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Appetizers Spinach
 Aritchoke Dip</text:p>
                <text:list>
                  <text:list-item>
                    <text:p/>
                  </text:list-item>
                  <text:list-item>
                    <text:p>Spinach
 Aritchoke Dip</text:p>
                  </text:list-item>
                </text:list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Appetizers Buffalo Wings</text:p>
                <text:list>
                  <text:list-item>
                    <text:p/>
                  </text:list-item>
                  <text:list-item>
                    <text:p>Buffalo Wings</text:p>
                  </text:list-item>
                </text:list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Appetizers Jalapeno Poppers</text:p>
                <text:list>
                  <text:list-item>
                    <text:p/>
                  </text:list-item>
                  <text:list-item>
                    <text:p>Jalapeno Poppers</text:p>
                  </text:list-item>
                </text:list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Main Dishes Steak</text:p>
                <text:list>
                  <text:list-item>
                    <text:p>Main Dishes</text:p>
                  </text:list-item>
                  <text:list-item>
                    <text:p>Steak</text:p>
                  </text:list-item>
                </text:list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Main Dishes Chicken</text:p>
                <text:list>
                  <text:list-item>
                    <text:p/>
                  </text:list-item>
                  <text:list-item>
                    <text:p>Chicken</text:p>
                  </text:list-item>
                </text:list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Main Dishes Pasta</text:p>
                <text:list>
                  <text:list-item>
                    <text:p/>
                  </text:list-item>
                  <text:list-item>
                    <text:p>Pasta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in Dishes Vegetarian</text:p>
                <text:list>
                  <text:list-item>
                    <text:p/>
                  </text:list-item>
                  <text:list-item>
                    <text:p>Vegetarian</text:p>
                  </text:list-item>
                </text:list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Deserts Ice Cream</text:p>
                <text:list>
                  <text:list-item>
                    <text:p>Deserts</text:p>
                  </text:list-item>
                  <text:list-item>
                    <text:p>Ice Cream</text:p>
                  </text:list-item>
                </text:list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Deserts Cookies</text:p>
                <text:list>
                  <text:list-item>
                    <text:p/>
                  </text:list-item>
                  <text:list-item>
                    <text:p>Cookies</text:p>
                  </text:list-item>
                </text:list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Deserts Cake</text:p>
                <text:list>
                  <text:list-item>
                    <text:p/>
                  </text:list-item>
                  <text:list-item>
                    <text:p>Cake</text:p>
                  </text:list-item>
                </text:list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Deserts Pudding</text:p>
                <text:list>
                  <text:list-item>
                    <text:p/>
                  </text:list-item>
                  <text:list-item>
                    <text:p>Pudding</text:p>
                  </text:list-item>
                </text:list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